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officeooo:rsid="0004d41e" officeooo:paragraph-rsid="0004d41e"/>
    </style:style>
    <style:style style:name="P2" style:family="paragraph" style:parent-style-name="Standard">
      <style:paragraph-properties fo:text-align="center" style:justify-single-word="false"/>
      <style:text-properties fo:font-size="18pt" officeooo:rsid="0004d41e" officeooo:paragraph-rsid="0004d41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d41e" officeooo:paragraph-rsid="0004d41e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4d41e" officeooo:paragraph-rsid="0004d4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4d41e" officeooo:paragraph-rsid="0004d41e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04d41e" officeooo:paragraph-rsid="0004d41e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04d41e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d41e" officeooo:paragraph-rsid="0004d41e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officeooo:rsid="0004d41e" officeooo:paragraph-rsid="0004d41e" style:font-weight-asian="normal" style:font-weight-complex="normal"/>
    </style:style>
    <style:style style:name="P10" style:family="paragraph" style:parent-style-name="Header">
      <style:text-properties officeooo:rsid="0004d41e" officeooo:paragraph-rsid="0004d41e"/>
    </style:style>
    <style:style style:name="P11" style:family="paragraph" style:parent-style-name="Footer">
      <style:text-properties officeooo:rsid="0004d41e" officeooo:paragraph-rsid="0004d4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4d41e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04d41e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sonal asignado a moviles</text:p>
      <text:p text:style-name="P2">Cuartel central</text:p>
      <text:p text:style-name="P2"/>
      <text:p text:style-name="P3">Movil 56:</text:p>
      <text:list xml:id="list296113027" text:style-name="L1">
        <text:list-item>
          <text:p text:style-name="P4">Sub. Of. Mayor Lilja <text:s/><text:span text:style-name="T1">- Referente -</text:span></text:p>
        </text:list-item>
        <text:list-item>
          <text:p text:style-name="P4">Bro. Ruffier <text:span text:style-name="T1">- Referente -</text:span></text:p>
        </text:list-item>
        <text:list-item>
          <text:p text:style-name="P4">Bro. Montani</text:p>
        </text:list-item>
        <text:list-item>
          <text:p text:style-name="P4">Bro. Brandan</text:p>
        </text:list-item>
        <text:list-item>
          <text:p text:style-name="P4">Bro. Crusizio</text:p>
        </text:list-item>
        <text:list-item>
          <text:p text:style-name="P4">Bro. D’ Alessando</text:p>
        </text:list-item>
        <text:list-item>
          <text:p text:style-name="P4">Bro. López</text:p>
        </text:list-item>
      </text:list>
      <text:p text:style-name="P5"/>
      <text:p text:style-name="P3">Movil 51:</text:p>
      <text:list xml:id="list2903976712" text:style-name="L2">
        <text:list-item>
          <text:p text:style-name="P6">Bro Marcollese <text:s/>-<text:span text:style-name="T1"> Referente -</text:span></text:p>
        </text:list-item>
        <text:list-item>
          <text:p text:style-name="P6">Bro. Castellano <text:span text:style-name="T1">- Referente - </text:span></text:p>
        </text:list-item>
        <text:list-item>
          <text:p text:style-name="P6">Bro. Marchetti</text:p>
        </text:list-item>
        <text:list-item>
          <text:p text:style-name="P6">Bro. Piñeiro H.</text:p>
        </text:list-item>
        <text:list-item>
          <text:p text:style-name="P6">Bro. Moradores</text:p>
        </text:list-item>
        <text:list-item>
          <text:p text:style-name="P6">Cdte. Formeliano</text:p>
        </text:list-item>
      </text:list>
      <text:p text:style-name="P3"/>
      <text:p text:style-name="P3">Moviles 52-40:</text:p>
      <text:list xml:id="list218327583" text:style-name="L3">
        <text:list-item>
          <text:p text:style-name="P7"><text:span text:style-name="T3">Bro. Dunkler -</text:span><text:span text:style-name="T6"> Referente -</text:span></text:p>
        </text:list-item>
        <text:list-item>
          <text:p text:style-name="P1"><text:span text:style-name="T2">Bro. Codevilla -</text:span><text:span text:style-name="T5"> Referente -</text:span></text:p>
        </text:list-item>
      </text:list>
      <text:p text:style-name="P8"><text:span text:style-name="T4"/></text:p>
      <text:p text:style-name="P8"><text:span text:style-name="T4">Movil 41:</text:span></text:p>
      <text:list xml:id="list1634148376" text:style-name="L4">
        <text:list-item>
          <text:p text:style-name="P9"><text:span text:style-name="T4">Sub. Of. Ppal Eguali -</text:span><text:span text:style-name="T5"> Referente -</text:span></text:p>
        </text:list-item>
        <text:list-item>
          <text:p text:style-name="P9"><text:span text:style-name="T4">Bro. Ferreyra</text:span></text:p>
        </text:list-item>
        <text:list-item>
          <text:p text:style-name="P9"><text:span text:style-name="T4">Bro. Marchetti. A.</text:span></text:p>
        </text:list-item>
        <text:list-item>
          <text:p text:style-name="P9"><text:span text:style-name="T4">Bro Galean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d41e" officeooo:paragraph-rsid="0004d41e"/>
    </style:style>
    <style:style style:name="MP2" style:family="paragraph" style:parent-style-name="Footer">
      <style:text-properties officeooo:rsid="0004d41e" officeooo:paragraph-rsid="0004d4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8/03/2019<text:tab/><text:tab/>Departamento de materiales</text:p>
      </style:header>
      <style:footer>
        <text:p text:style-name="MP2">Encargado: Oficial Principal Marchetti Santiago</text:p>
        <text:p text:style-name="MP2">Subencargado: Suboficial Mayor Lilja Dari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8:40:58.306000000</meta:creation-date>
    <dc:date>2019-03-18T19:11:29.711000000</dc:date>
    <meta:editing-duration>PT20M21S</meta:editing-duration>
    <meta:editing-cycles>1</meta:editing-cycles>
    <meta:document-statistic meta:table-count="0" meta:image-count="0" meta:object-count="0" meta:page-count="1" meta:paragraph-count="28" meta:word-count="113" meta:character-count="603" meta:non-whitespace-character-count="533"/>
    <meta:generator>LibreOffice/6.1.4.2$Windows_X86_64 LibreOffice_project/9d0f32d1f0b509096fd65e0d4bec26ddd1938fd3</meta:generator>
  </office:meta>
</office:document-meta>
</file>